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officeooo:rsid="000427ce" officeooo:paragraph-rsid="000427ce" style:font-style-asian="normal" style:font-weight-asian="normal" style:font-style-complex="normal" style:font-weight-complex="normal"/>
    </style:style>
    <style:style style:name="P5" style:family="paragraph" style:parent-style-name="Standard">
      <style:text-properties fo:font-style="normal" fo:font-weight="normal" officeooo:rsid="00053d22" officeooo:paragraph-rsid="00053d22" style:font-style-asian="normal" style:font-weight-asian="normal" style:font-style-complex="normal" style:font-weight-complex="normal"/>
    </style:style>
    <style:style style:name="P6" style:family="paragraph" style:parent-style-name="Standard">
      <style:text-properties fo:font-style="normal" fo:font-weight="normal" officeooo:rsid="0005b7b1" officeooo:paragraph-rsid="0005b7b1"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05b7b1" officeooo:paragraph-rsid="0005b7b1" style:font-style-asian="normal" style:font-weight-asian="normal" style:font-style-complex="normal" style:font-weight-complex="normal"/>
    </style:style>
    <style:style style:name="P8" style:family="paragraph" style:parent-style-name="Standard">
      <style:text-properties officeooo:paragraph-rsid="000427ce"/>
    </style:style>
    <style:style style:name="P9" style:family="paragraph" style:parent-style-name="Standard">
      <style:text-properties fo:language="pt" fo:country="BR" fo:font-style="normal" fo:font-weight="normal" officeooo:rsid="0005b7b1" officeooo:paragraph-rsid="0005b7b1" style:font-style-asian="normal" style:font-weight-asian="normal" style:font-style-complex="normal" style:font-weight-complex="normal"/>
    </style:style>
    <style:style style:name="T1" style:family="text">
      <style:text-properties officeooo:rsid="000427ce"/>
    </style:style>
    <style:style style:name="T2" style:family="text">
      <style:text-properties fo:font-style="normal" fo:font-weight="normal" officeooo:rsid="000427ce" style:font-style-asian="normal" style:font-weight-asian="normal" style:font-style-complex="normal" style:font-weight-complex="normal"/>
    </style:style>
    <style:style style:name="T3" style:family="text">
      <style:text-properties fo:font-style="normal" fo:font-weight="normal" officeooo:rsid="0005b7b1" style:font-style-asian="normal" style:font-weight-asian="normal" style:font-style-complex="normal" style:font-weight-complex="normal"/>
    </style:style>
    <style:style style:name="T4" style:family="text">
      <style:text-properties officeooo:rsid="0005b7b1"/>
    </style:style>
    <style:style style:name="T5" style:family="text">
      <style:text-properties officeooo:rsid="000611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IPLINA DE INFORMÁTICA E SOCIEDADE [CRT 0385]</text:p>
      <text:p text:style-name="P3">Aula 04<text:span text:style-name="T1"> – </text:span>Desemprego e Informatização</text:p>
      <text:p text:style-name="P2"/>
      <text:p text:style-name="P2">Quais são as principais consequências da automação?</text:p>
      <text:p text:style-name="P8"><text:span text:style-name="T2">Positivas: </text:span><text:span text:style-name="T3">A</text:span><text:span text:style-name="T2">lta produtividade; Maior lucratividade; Rapidez na execução de tarefas;</text:span></text:p>
      <text:p text:style-name="P4">Negativas: Aumento do desemprego; Piora na distribuição de renda; Aumento da desigualdade; </text:p>
      <text:p text:style-name="P2">Fale um pouco sobre a Terceira Revolução Industrial e o que aconteceu nesse</text:p>
      <text:p text:style-name="P2">período.</text:p>
      <text:p text:style-name="P8"><text:span text:style-name="T2">A Terceira Revolução Industrial está sendo responsável pelo aumento do desemprego no mundo inteiro, pois insere a automação eletro/eletrônica e computacional no ambiente de produção, tanto em larga escala como em pequena escala, banindo os postos de trabalhos. Por “promover” o desemprego, tornou-se, até certo ponto, responsável pelo aumento da marginalidade e da desestruturação social nas décadas subsequentes aos anos 1950.</text:span></text:p>
      <text:p text:style-name="P2">Descreva sobre como ocorreu a “substituição das pessoas por softwares”</text:p>
      <text:p text:style-name="P5">O crescimento da concorrência global, e o desejo de se desprender da necessidade de mão de obra humana, junto às obrigatoriedades atreladas aos encargos trabalhistas. Levaram as empresas a adotarem o computador como substituto, em um primeiro momento, do homem como auxiliar administrativo (ou correlatos) pelo computador. Primeiro trocou-se a força de trabalho humano pela maquinaria, nas últimas décadas, estão sendo substituídas as tarefas mentais humanas pelos computadores, frente a rapidez e economia deste último.</text:p>
      <text:p text:style-name="P2">Descreva como as empresas realizaram uma reestruturação organizacional depois</text:p>
      <text:p text:style-name="P2">que foi iniciado esse processo de substituição das pessoas por softwares.</text:p>
      <text:p text:style-name="P5">Eliminando determinados níveis de administração; Reduzindo cargos; Centralizando tarefas; Simplificação dos processos através da engenharia de produção; Administração dinâmica.</text:p>
      <text:p text:style-name="P2">Quais são as principais finalidades dos softwares agrícolas?</text:p>
      <text:p text:style-name="P5">Estudar o clima de forma a dimensionar o trabalho com a lavoura; Observar regiões da terra que apresentem baixa fertilidade ou outros patógenos; Traçar métodos de ampliação da produtividade e maior economia; Implementar planos de atuação.</text:p>
      <text:p text:style-name="P2">Descreva sobre o que é o Terceiro Setor e como ele funciona.</text:p>
      <text:p text:style-name="P6">São todas as iniciativas privadas (ou cooperadas) que tenham como objetivo realizar determinado serviço que favoreça a sociedade de alguma forma, as ONGs são um bom exemplo. Funcionam através da união de um grupo de pessoas em prol de uma causa. Seja nas áreas sociais humanísticas ou nas áreas mais técnicas e de prestação de serviço.</text:p>
      <text:p text:style-name="P2">Descreva como você acha que essas pessoas que foram substituídas por máquinas</text:p>
      <text:p text:style-name="P2">poderiam ser inseridas no mercado novamente?</text:p>
      <text:p text:style-name="P7">A reinserção no mercado de trabalho de forma eficiente, somente poderia ocorrer com a reeducação e formação dos profissionais desempregados de forma que estes se preparem para as modalidades vigentes no mercado. Essa ação é extremamente necessária em favorecimento até mesmo das próprias empresas, pois um grande número de desempregados significa um número expressivo de não aptos a se tornarem clientes <text:span text:style-name="T5">dos produtos</text:span> fabricados.</text:p>
      <text:p text:style-name="P2">Descreva um sugestão de uma tecnologia que possa auxiliar o trabalho no campo.</text:p>
      <text:p text:style-name="P6">Drones camponeses.</text:p>
      <text:p text:style-name="P9"><text:span text:style-name="T5">D</text:span>otado<text:span text:style-name="T5">s</text:span> de uma câmera de alta resolução que registraria imagens da cultura e identificaria quais ervas daninhas são mais comuns e poderia gerar um gráfico de informações para um segundo drone que aplicaria insumos destinados ao combate da praga mais comum na cultur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5T17:10:50.981953115</meta:creation-date>
    <dc:date>2020-09-15T17:47:29.275253649</dc:date>
    <meta:editing-duration>PT3M48S</meta:editing-duration>
    <meta:editing-cycles>1</meta:editing-cycles>
    <meta:document-statistic meta:table-count="0" meta:image-count="0" meta:object-count="0" meta:page-count="1" meta:paragraph-count="23" meta:word-count="492" meta:character-count="3341" meta:non-whitespace-character-count="2870"/>
    <meta:generator>LibreOffice/6.4.5.2$Linux_X86_64 LibreOffice_project/40$Build-2</meta:generator>
  </office:meta>
</office:document-meta>
</file>